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>
      <style:paragraph-properties fo:margin-left="0cm" fo:margin-right="0cm" fo:text-indent="-0.026cm" style:auto-text-indent="false"/>
    </style:style>
    <style:style style:name="P3" style:family="paragraph" style:parent-style-name="Heading_20_1" style:master-page-name="Standard">
      <style:paragraph-properties fo:text-align="center" style:justify-single-word="false" style:page-number="1"/>
    </style:style>
    <style:style style:name="P4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5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9" style:family="paragraph" style:parent-style-name="normal" style:list-style-name="WW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</style:style>
    <style:style style:name="P10" style:family="paragraph" style:parent-style-name="normal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</style:style>
    <style:style style:name="P11" style:family="paragraph" style:parent-style-name="normal" style:list-style-name="WWNum2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</style:style>
    <style:style style:name="P12" style:family="paragraph" style:parent-style-name="normal" style:list-style-name="WWNum2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</style:style>
    <style:style style:name="P13" style:family="paragraph" style:parent-style-name="normal" style:list-style-name="WWNum2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  <style:text-properties officeooo:paragraph-rsid="001e3041"/>
    </style:style>
    <style:style style:name="P14" style:family="paragraph" style:parent-style-name="normal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  <style:text-properties officeooo:paragraph-rsid="001e3041"/>
    </style:style>
    <style:style style:name="P15" style:family="paragraph" style:parent-style-name="normal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</style:style>
    <style:style style:name="P16" style:family="paragraph" style:parent-style-name="normal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  <style:text-properties officeooo:paragraph-rsid="001e928d"/>
    </style:style>
    <style:style style:name="P17" style:family="paragraph" style:parent-style-name="normal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  <style:text-properties officeooo:rsid="001e3041" officeooo:paragraph-rsid="001e3041"/>
    </style:style>
    <style:style style:name="P18" style:family="paragraph" style:parent-style-name="normal" style:list-style-name="WWNum1">
      <style:paragraph-properties fo:margin-left="1.27cm" fo:margin-right="0cm" fo:text-align="start" style:justify-single-word="false" fo:text-indent="-0.635cm" style:auto-text-indent="false"/>
    </style:style>
    <style:style style:name="P19" style:family="paragraph" style:parent-style-name="normal" style:list-style-name="WWNum2">
      <style:paragraph-properties fo:margin-left="1.27cm" fo:margin-right="0cm" fo:margin-top="0cm" fo:margin-bottom="0.353cm" style:contextual-spacing="false" fo:line-height="115%" fo:text-align="start" style:justify-single-word="false" fo:text-indent="-0.635cm" style:auto-text-indent="false"/>
    </style:style>
    <style:style style:name="P20" style:family="paragraph" style:parent-style-name="normal">
      <style:paragraph-properties fo:margin-left="0cm" fo:margin-right="0cm" fo:text-indent="0cm" style:auto-text-indent="false"/>
    </style:style>
    <style:style style:name="P21" style:family="paragraph" style:parent-style-name="normal">
      <style:paragraph-properties fo:break-before="auto" fo:break-after="auto"/>
    </style:style>
    <style:style style:name="P22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P25" style:family="paragraph" style:parent-style-name="normal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1155cc" loext:opacity="100%" style:font-name="Arial" style:text-underline-style="solid" style:text-underline-width="auto" style:text-underline-color="font-color" style:font-name-asian="Arial1" style:font-name-complex="Arial1"/>
    </style:style>
    <style:style style:name="T8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e3041" style:font-size-asian="10pt" style:font-size-complex="10pt"/>
    </style:style>
    <style:style style:name="T11" style:family="text">
      <style:text-properties fo:font-size="10pt" officeooo:rsid="001e928d" style:font-size-asian="10pt" style:font-size-complex="10pt"/>
    </style:style>
    <style:style style:name="T12" style:family="text">
      <style:text-properties officeooo:rsid="001e928d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qk5vq6w6p8n4"/><text:span text:style-name="T1">ENTORNOS DE DESARROLLO - 1º DAM</text:span></text:p>
      <text:p text:style-name="P1"><text:bookmark text:name="_99912dxth5nq"/><text:span text:style-name="T2">UD1. ELEMENTOS DEL DESARROLLO DE SOFTWARE</text:span></text:p>
      <text:p text:style-name="Heading_20_2"><text:bookmark text:name="_p8iebq5cuhpq"/></text:p>
      <text:p text:style-name="Heading_20_2"><text:bookmark text:name="_v6s3eategcm4"/>E06 - VÍDEOS SOBRE PLANNING POKER</text:p>
      <text:p text:style-name="P5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<text:span text:style-name="T5">Resultado de Aprendizaje 1</text:span>: Reconoce los elementos y herramientas que intervienen en el desarrollo de un programa informático, analizando sus características y las fases en las que actúan hasta llegar a su puesta en funcionamiento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7">Criterio de evaluación</text:p>
          </table:table-cell>
          <table:table-cell table:style-name="Tabla1.A1" office:value-type="string">
            <text:p text:style-name="P7">Ejercicio/s</text:p>
          </table:table-cell>
        </table:table-row>
        <table:table-row table:style-name="Tabla1.1">
          <table:table-cell table:style-name="Tabla1.A1" office:value-type="string">
            <text:p text:style-name="P8">RA01.d Se han reconocido los elementos de las metodologías ágiles, sus características y sus beneficios.</text:p>
          </table:table-cell>
          <table:table-cell table:style-name="Tabla1.A1" office:value-type="string">
            <text:p text:style-name="P8">TODOS</text:p>
          </table:table-cell>
        </table:table-row>
      </table:table>
      <text:p text:style-name="P4"><text:bookmark text:name="_9wl0jjtf0xqq"/></text:p>
      <text:p text:style-name="P2"><text:bookmark text:name="_297z7nbq76tu"/>PLANNING POKER</text:p>
      <text:p text:style-name="normal"/>
      <text:p text:style-name="normal">En el trabajo de hoy, vamos a visualizar una serie de vídeos que nos facilitarán la explicación del próximo día. Para poder verificar si hemos comprendido el contenido de los vídeos, se deben responder a algunas preguntas.</text:p>
      <text:p text:style-name="normal"/>
      <text:list xml:id="list2449087739" text:style-name="WWNum1">
        <text:list-item>
          <text:p text:style-name="P9">Vídeo 1: <text:a xlink:type="simple" xlink:href="https://www.youtube.com/watch?v=O-D22kLYi2M" text:style-name="Default_20_Style" text:visited-style-name="Default_20_Style"><text:span text:style-name="T7">https://www.youtube.com/watch?v=O-D22kLYi2M</text:span></text:a></text:p>
        </text:list-item>
        <text:list-item>
          <text:p text:style-name="P18">Vídeo 2: <text:a xlink:type="simple" xlink:href="https://www.youtube.com/watch?v=ey6Pm46WXkY" text:style-name="Default_20_Style" text:visited-style-name="Default_20_Style"><text:span text:style-name="T8">https://www.youtube.com/watch?v=ey6Pm46WXkY</text:span></text:a></text:p>
        </text:list-item>
      </text:list>
      <text:p text:style-name="Heading_20_2"><text:bookmark text:name="_evw6jkvc3jks"/></text:p>
      <text:p text:style-name="Heading_20_2"><text:bookmark text:name="_owd836zojfh"/>PREGUNTAS</text:p>
      <text:p text:style-name="normal"/>
      <text:list xml:id="list638756950" text:style-name="WWNum2">
        <text:list-item>
          <text:p text:style-name="P11"><text:bookmark text:name="_8bve1xo55hjr"/><text:span text:style-name="T9">¿Qué es la estimación? ¿Para qué sirve? ¿Cuál es su objetivo?</text:span></text:p>
        </text:list-item>
      </text:list>
      <text:p text:style-name="P10"><text:span text:style-name="T9"><text:tab/></text:span></text:p>
      <text:p text:style-name="P10"><text:span text:style-name="T9"><text:tab/></text:span><text:span text:style-name="T10">Para saber </text:span><text:span text:style-name="T9">cuántas cosas se pueden comprometer un equipo durante un sprint y cómo sabemos que cada cosa que llega al equipo tiene diferentes tamaños y diferentes dificultades.</text:span></text:p>
      <text:p text:style-name="P10"><text:span text:style-name="T9"/></text:p>
      <text:list xml:id="list191402999288990" text:continue-numbering="true" text:style-name="WWNum2">
        <text:list-item>
          <text:p text:style-name="P11"><text:bookmark text:name="_70h9zt1l4qst"/><text:span text:style-name="T9">¿Qué es un pivote?</text:span></text:p>
        </text:list-item>
      </text:list>
      <text:p text:style-name="P10"><text:span text:style-name="T9"/></text:p>
      <text:p text:style-name="P10"><text:span text:style-name="T9"><text:tab/></text:span><text:span text:style-name="T10">Un </text:span><text:span text:style-name="T9">pivote es aquella historia de usuario que todo el equipo sabe cómo se realiza y que va a ser la base de la medición para el resto del proyecto</text:span></text:p>
      <text:p text:style-name="P10"><text:span text:style-name="T9"/></text:p>
      <text:list xml:id="list191403763918881" text:continue-numbering="true" text:style-name="WWNum2">
        <text:list-item>
          <text:p text:style-name="P11"><text:bookmark text:name="_o7sglavriup1"/><text:span text:style-name="T9">¿Cuál es el proceso que se sigue para la estimación?</text:span></text:p>
        </text:list-item>
      </text:list>
      <text:p text:style-name="P10"><text:span text:style-name="T9"/></text:p>
      <text:p text:style-name="P17"><text:span text:style-name="T9">1.- Tener claro el pivote para todo el equipo </text:span></text:p>
      <text:p text:style-name="P17"><text:span text:style-name="T9">2.- Puntuamos nuestro pivote</text:span></text:p>
      <text:p text:style-name="P17"><text:span text:style-name="T9">3. Realizar una estimación</text:span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0"><text:span text:style-name="T9"/></text:p>
      <text:list xml:id="list191403268238273" text:continue-numbering="true" text:style-name="WWNum2">
        <text:list-item>
          <text:p text:style-name="P11"><text:bookmark text:name="_87ac04xobfz0"/><text:soft-page-break/><text:span text:style-name="T9">¿Se puede quedar alguna historia de usuario sin puntuar? ¿Por qué?</text:span></text:p>
        </text:list-item>
      </text:list>
      <text:p text:style-name="P10"><text:span text:style-name="T9"/></text:p>
      <text:p text:style-name="P17"><text:span text:style-name="T9">No ya que tiene que darle un valor</text:span></text:p>
      <text:p text:style-name="P10"><text:span text:style-name="T9"/></text:p>
      <text:list xml:id="list191403462334058" text:continue-numbering="true" text:style-name="WWNum2">
        <text:list-item>
          <text:p text:style-name="P11"><text:bookmark text:name="_5bj2i5aazkjr"/><text:span text:style-name="T9">¿Cómo sabemos cuántas historias de usuario podremos llevar a cabo?</text:span></text:p>
        </text:list-item>
      </text:list>
      <text:p text:style-name="P10"><text:span text:style-name="T9"/></text:p>
      <text:p text:style-name="P17"><text:span text:style-name="T9">Dependiendo de el número de usuarios podemos tener más historias o menos.</text:span></text:p>
      <text:p text:style-name="P10"><text:span text:style-name="T9"/></text:p>
      <text:list xml:id="list191402877637946" text:continue-numbering="true" text:style-name="WWNum2">
        <text:list-item>
          <text:p text:style-name="P13"><text:span text:style-name="T9">¿Qué es Scrum Poker? ¿Para qué sirve?</text:span></text:p>
        </text:list-item>
      </text:list>
      <text:p text:style-name="P14"><text:span text:style-name="T9"/></text:p>
      <text:p text:style-name="P14"><text:span text:style-name="T9"><text:tab/></text:span><text:span text:style-name="T10">E</text:span><text:span text:style-name="T9">s una técnica para calcular una estimación basada en el consenso, en su mayoría utilizada para estimar el esfuerzo o el tamaño relativo de las tareas de desarrollo de software. Es una variación del método Wideband Delphi.</text:span></text:p>
      <text:p text:style-name="P14"><text:span text:style-name="T9"/></text:p>
      <text:list xml:id="list191402288164511" text:continue-numbering="true" text:style-name="WWNum2">
        <text:list-item>
          <text:p text:style-name="P13"><text:span text:style-name="T9">¿Qué números se pueden utilizar? ¿Por qué tienen esa progresión?</text:span></text:p>
        </text:list-item>
      </text:list>
      <text:p text:style-name="P14"><text:span text:style-name="T9"/></text:p>
      <text:p text:style-name="P14"><text:span text:style-name="T9"><text:tab/></text:span><text:span text:style-name="T10">El sistema utiliza un rango de valoración basado en la secuencia Fibonacci 0, 1, 1 , 2, 3, 5, 8, 13, 21, 34, 55, 89. A partir de esta secuencia, se estipula una adaptación que presenta las siguientes opciones: 0, ½, 1, 2, 3, 5, 8, 13, 20, 40, 100, ?, ∞,</text:span></text:p>
      <text:p text:style-name="P14"/>
      <text:list xml:id="list191402788937672" text:continue-numbering="true" text:style-name="WWNum2">
        <text:list-item>
          <text:p text:style-name="P11"><text:span text:style-name="T9">¿Cómo puntuamos una historia de usuario?</text:span></text:p>
        </text:list-item>
      </text:list>
      <text:p text:style-name="P10"><text:span text:style-name="T9"/></text:p>
      <text:p text:style-name="P16"><text:span text:style-name="T11"><text:tab/>Viendo si coinciden o no con las cartas del equipo.</text:span></text:p>
      <text:p text:style-name="P10"><text:span text:style-name="T9"/></text:p>
      <text:list xml:id="list191402289933226" text:continue-numbering="true" text:style-name="WWNum2">
        <text:list-item>
          <text:p text:style-name="P11"><text:span text:style-name="T9">¿Cuál es el proceso para puntuar una historia de usuario? ¿Qué papel juegan los diferentes miembros del equipo?</text:span></text:p>
        </text:list-item>
      </text:list>
      <text:p text:style-name="P10"><text:span text:style-name="T9"/></text:p>
      <text:p text:style-name="P10"><text:span text:style-name="T9"><text:tab/></text:span><text:span text:style-name="T11">El usuario tiene que estimar una puntuación y los demás miembros tienen que hacerlo y tienen que sacar el mismo número.</text:span></text:p>
      <text:p text:style-name="P25"/>
      <text:list xml:id="list191402703555827" text:continue-numbering="true" text:style-name="WWNum2">
        <text:list-item>
          <text:p text:style-name="P19"><text:span text:style-name="T9">¿Se puede estimar en horas? ¿Por qué?</text:span></text:p>
        </text:list-item>
      </text:list>
      <text:p text:style-name="P20"><text:tab/><text:span text:style-name="T12">Si, si jugamos a scrum poker usando al puntuación como horas.</text:span></text:p>
      <text:p text:style-name="normal"/>
      <text:p text:style-name="normal"/>
      <text:p text:style-name="P21"/>
      <text:p text:style-name="P21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413cm" svg:y="0.476cm" svg:width="5.211cm" svg:height="1.64cm" draw:z-index="5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3.png" text:anchor-type="char" svg:x="14.102cm" svg:y="0.542cm" svg:width="3.12cm" svg:height="1.51cm" draw:z-index="3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2.jpg" text:anchor-type="char" svg:x="-2.004cm" svg:y="-1.207cm" svg:width="21.008cm" svg:height="1.111cm" draw:z-index="1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4T19:14:01.797000000</dc:date>
    <meta:editing-duration>PT3M10S</meta:editing-duration>
    <meta:editing-cycles>1</meta:editing-cycles>
    <meta:document-statistic meta:table-count="1" meta:image-count="3" meta:object-count="0" meta:page-count="2" meta:paragraph-count="36" meta:word-count="452" meta:character-count="2643" meta:non-whitespace-character-count="2230"/>
    <meta:generator>LibreOffice/7.1.2.2$Windows_X86_64 LibreOffice_project/8a45595d069ef5570103caea1b71cc9d82b2aae4</meta:generator>
  </office:meta>
</office:document-meta>
</file>